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本书是一本足以让人永葆童心的不朽经典,被全球亿万读者誉为非常值得收藏的书.讲述了遥远星球上的小王子,与美丽而骄傲的玫瑰吵架负气出走,在各星球漫游中,小王子遇到了傲慢的国王,酒鬼,惟利是图的商人,死守教条的地理学家,最后来到地球上,试图找到治愈孤独和痛苦的良方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2:11.453000000</dc:date>
    <meta:editing-duration>PT1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29" meta:character-count="131" meta:non-whitespace-character-count="129"/>
  </office:meta>
</office:document-meta>
</file>